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700000038820D70CD956B36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97cm" table:align="left"/>
    </style:style>
    <style:style style:name="Table1.A" style:family="table-column">
      <style:table-column-properties style:column-width="3.593cm"/>
    </style:style>
    <style:style style:name="Table1.B" style:family="table-column">
      <style:table-column-properties style:column-width="4.0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itle">
      <style:paragraph-properties fo:margin-top="0cm" fo:margin-bottom="0cm" style:contextual-spacing="false" fo:text-align="start" style:justify-single-word="false"/>
      <style:text-properties style:font-name="Calibri" officeooo:paragraph-rsid="006890f6"/>
    </style:style>
    <style:style style:name="P2" style:family="paragraph" style:parent-style-name="Title">
      <style:paragraph-properties fo:margin-top="0cm" fo:margin-bottom="0cm" style:contextual-spacing="false"/>
      <style:text-properties style:font-name="Calibri" officeooo:rsid="000cc793" officeooo:paragraph-rsid="00460a15"/>
    </style:style>
    <style:style style:name="P3"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37f22d" officeooo:paragraph-rsid="0049b282" style:font-size-asian="18pt" style:font-weight-asian="bold" style:font-size-complex="18pt" style:font-weight-complex="bold"/>
    </style:style>
    <style:style style:name="P4" style:family="paragraph" style:parent-style-name="Text_20_body">
      <style:paragraph-properties fo:margin-top="0cm" fo:margin-bottom="0cm" style:contextual-spacing="false"/>
      <style:text-properties fo:color="#2a6099" loext:opacity="100%" style:font-name="Calibri" fo:font-size="16pt" style:text-underline-style="solid" style:text-underline-width="auto" style:text-underline-color="font-color" fo:font-weight="bold" officeooo:rsid="00263bd6" officeooo:paragraph-rsid="00263bd6" style:font-size-asian="16pt" style:font-weight-asian="bold" style:font-size-complex="16pt" style:font-weight-complex="bold"/>
    </style:style>
    <style:style style:name="P5" style:family="paragraph" style:parent-style-name="Text_20_body">
      <style:paragraph-properties fo:margin-top="0cm" fo:margin-bottom="0cm" style:contextual-spacing="false"/>
      <style:text-properties style:font-name="Calibri" fo:font-size="10pt" fo:font-style="italic" style:text-underline-style="none" fo:font-weight="normal" officeooo:rsid="007f3ec4" officeooo:paragraph-rsid="007f3ec4" style:font-size-asian="10pt" style:font-style-asian="italic" style:font-weight-asian="normal" style:font-size-complex="10pt" style:font-style-complex="italic" style:font-weight-complex="normal"/>
    </style:style>
    <style:style style:name="P6" style:family="paragraph" style:parent-style-name="Text_20_body">
      <style:text-properties officeooo:paragraph-rsid="004b866e"/>
    </style:style>
    <style:style style:name="P7" style:family="paragraph" style:parent-style-name="Text_20_body">
      <style:text-properties fo:font-size="4pt" style:font-size-asian="4.19999980926514pt" style:font-size-complex="4.80000019073486pt"/>
    </style:style>
    <style:style style:name="P8" style:family="paragraph" style:parent-style-name="Text_20_body">
      <style:text-properties officeooo:paragraph-rsid="0041e98c"/>
    </style:style>
    <style:style style:name="P9" style:family="paragraph" style:parent-style-name="Text_20_body">
      <style:text-properties style:font-name="Calibri" fo:font-size="10pt" fo:font-weight="normal" officeooo:rsid="0078d3c2" officeooo:paragraph-rsid="0078d3c2" style:font-size-asian="10pt" style:font-weight-asian="normal" style:font-size-complex="10pt" style:font-weight-complex="normal"/>
    </style:style>
    <style:style style:name="P10" style:family="paragraph" style:parent-style-name="Text_20_body">
      <style:paragraph-properties fo:margin-top="0.101cm" fo:margin-bottom="0.101cm" style:contextual-spacing="false"/>
      <style:text-properties style:font-name="Calibri" fo:font-size="10pt" style:text-underline-style="none" fo:font-weight="normal" officeooo:rsid="0029380e" officeooo:paragraph-rsid="007dce76" style:font-size-asian="10pt" style:font-weight-asian="normal" style:font-size-complex="10pt" style:font-weight-complex="normal"/>
    </style:style>
    <style:style style:name="P11" style:family="paragraph" style:parent-style-name="Table_20_Contents">
      <style:text-properties style:font-name="Calibri" fo:font-size="10pt" officeooo:rsid="0093890b" officeooo:paragraph-rsid="0093890b" style:font-size-asian="10pt" style:font-size-complex="10pt"/>
    </style:style>
    <style:style style:name="P12" style:family="paragraph" style:parent-style-name="Table_20_Contents">
      <style:text-properties style:font-name="Calibri" fo:font-size="10pt" officeooo:rsid="0094df6c" officeooo:paragraph-rsid="0094df6c" style:font-size-asian="10pt" style:font-size-complex="10pt"/>
    </style:style>
    <style:style style:name="P13" style:family="paragraph" style:parent-style-name="Text_20_body">
      <style:text-properties style:font-name="Calibri" fo:font-size="10pt" fo:font-weight="bold" officeooo:rsid="0079b7e8" officeooo:paragraph-rsid="0079b7e8" style:font-size-asian="10pt" style:font-weight-asian="bold" style:font-size-complex="10pt" style:font-weight-complex="bold"/>
    </style:style>
    <style:style style:name="P14" style:family="paragraph" style:parent-style-name="Text_20_body">
      <style:text-properties fo:font-size="4pt" style:font-size-asian="4.19999980926514pt" style:font-size-complex="4.80000019073486pt"/>
    </style:style>
    <style:style style:name="P15"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7acbdc" officeooo:paragraph-rsid="007acbdc" style:font-size-asian="10pt" style:font-weight-asian="normal" style:font-size-complex="10pt" style:font-weight-complex="normal"/>
    </style:style>
    <style:style style:name="P16"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7f3ec4" officeooo:paragraph-rsid="007f3ec4" style:font-size-asian="10pt" style:font-weight-asian="normal" style:font-size-complex="10pt" style:font-weight-complex="normal"/>
    </style:style>
    <style:style style:name="P17"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843ad8" officeooo:paragraph-rsid="00843ad8" style:font-size-asian="10pt" style:font-weight-asian="normal" style:font-size-complex="10pt" style:font-weight-complex="normal"/>
    </style:style>
    <style:style style:name="P18"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860486" officeooo:paragraph-rsid="00860486" style:font-size-asian="10pt" style:font-weight-asian="normal" style:font-size-complex="10pt" style:font-weight-complex="normal"/>
    </style:style>
    <style:style style:name="P19" style:family="paragraph" style:parent-style-name="Text_20_body">
      <style:paragraph-properties fo:margin-top="0cm" fo:margin-bottom="0cm" style:contextual-spacing="false"/>
      <style:text-properties fo:font-size="12pt" style:text-underline-style="none" officeooo:paragraph-rsid="006dfe9a" style:font-size-asian="12pt" style:font-size-complex="12pt"/>
    </style:style>
    <style:style style:name="P20" style:family="paragraph" style:parent-style-name="Text_20_body">
      <style:paragraph-properties fo:margin-top="0.101cm" fo:margin-bottom="0.101cm" style:contextual-spacing="false"/>
      <style:text-properties style:font-name="Calibri" fo:font-size="10pt" style:text-underline-style="none" fo:font-weight="normal" officeooo:rsid="0029380e" officeooo:paragraph-rsid="007dce76" style:font-size-asian="10pt" style:font-weight-asian="normal" style:font-size-complex="10pt" style:font-weight-complex="normal"/>
    </style:style>
    <style:style style:name="P21" style:family="paragraph" style:parent-style-name="Text_20_body">
      <style:paragraph-properties fo:margin-top="0.101cm" fo:margin-bottom="0.101cm" style:contextual-spacing="false"/>
      <style:text-properties style:font-name="Calibri" fo:font-size="10pt" style:text-underline-style="none" fo:font-weight="normal" officeooo:rsid="008b60db" officeooo:paragraph-rsid="008b60db" style:font-size-asian="10pt" style:font-weight-asian="normal" style:font-size-complex="10pt" style:font-weight-complex="normal"/>
    </style:style>
    <style:style style:name="P22" style:family="paragraph" style:parent-style-name="Text_20_body">
      <style:paragraph-properties fo:margin-top="0.101cm" fo:margin-bottom="0.101cm" style:contextual-spacing="false"/>
      <style:text-properties style:font-name="Calibri" fo:font-size="10pt" style:text-underline-style="none" fo:font-weight="normal" officeooo:rsid="008e5c8e" officeooo:paragraph-rsid="008e5c8e" style:font-size-asian="10pt" style:font-weight-asian="normal" style:font-size-complex="10pt" style:font-weight-complex="normal"/>
    </style:style>
    <style:style style:name="P23" style:family="paragraph" style:parent-style-name="Text_20_body">
      <style:paragraph-properties fo:margin-top="0.101cm" fo:margin-bottom="0.101cm" style:contextual-spacing="false"/>
      <style:text-properties style:font-name="Calibri" fo:font-size="10pt" style:text-underline-style="none" fo:font-weight="normal" officeooo:rsid="0091350f" officeooo:paragraph-rsid="0091350f" style:font-size-asian="10pt" style:font-weight-asian="normal" style:font-size-complex="10pt" style:font-weight-complex="normal"/>
    </style:style>
    <style:style style:name="P24" style:family="paragraph" style:parent-style-name="Text_20_body">
      <style:paragraph-properties fo:margin-top="0.101cm" fo:margin-bottom="0.101cm" style:contextual-spacing="false"/>
      <style:text-properties style:font-name="Calibri" fo:font-size="10pt" style:text-underline-style="none" fo:font-weight="normal" officeooo:rsid="0097a7a6" officeooo:paragraph-rsid="0097a7a6" style:font-size-asian="10pt" style:font-weight-asian="normal" style:font-size-complex="10pt" style:font-weight-complex="normal"/>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T3" style:family="text">
      <style:text-properties fo:font-size="12pt" fo:font-weight="normal" officeooo:rsid="0076f4a5" style:font-name-asian="Noto Sans CJK SC" style:font-size-asian="12pt" style:font-weight-asian="normal" style:font-name-complex="Lohit Devanagari" style:font-size-complex="12pt" style:font-weight-complex="normal"/>
    </style:style>
    <style:style style:name="T4" style:family="text">
      <style:text-properties fo:font-size="12pt" fo:font-weight="normal" officeooo:rsid="0061ee13" style:font-name-asian="Noto Sans CJK SC" style:font-size-asian="12pt" style:font-weight-asian="normal" style:font-name-complex="Lohit Devanagari" style:font-size-complex="12pt" style:font-weight-complex="normal"/>
    </style:style>
    <style:style style:name="T5" style:family="text">
      <style:text-properties fo:font-size="10pt" fo:font-weight="normal" officeooo:rsid="000cc793" style:font-size-asian="10pt" style:font-weight-asian="normal" style:font-size-complex="10pt" style:font-weight-complex="normal"/>
    </style:style>
    <style:style style:name="T6" style:family="text">
      <style:text-properties fo:color="#3465a4" loext:opacity="100%" style:text-underline-style="solid" style:text-underline-width="auto" style:text-underline-color="font-color"/>
    </style:style>
    <style:style style:name="T7" style:family="text">
      <style:text-properties fo:color="#3465a4" loext:opacity="100%" style:text-underline-style="solid" style:text-underline-width="auto" style:text-underline-color="font-color" officeooo:rsid="00754de7"/>
    </style:style>
    <style:style style:name="T8" style:family="text">
      <style:text-properties fo:color="#3465a4" loext:opacity="100%" style:font-name="Calibri" style:text-underline-style="solid" style:text-underline-width="auto" style:text-underline-color="font-color"/>
    </style:style>
    <style:style style:name="T9" style:family="text">
      <style:text-properties fo:color="#3465a4" loext:opacity="100%" style:font-name="Calibri" fo:font-size="16pt" style:text-underline-style="solid" style:text-underline-width="auto" style:text-underline-color="font-color" fo:font-weight="bold" officeooo:rsid="00b37a15" style:font-size-asian="16pt" style:font-weight-asian="bold" style:font-size-complex="16pt" style:font-weight-complex="bold"/>
    </style:style>
    <style:style style:name="T10" style:family="text">
      <style:text-properties fo:color="#3465a4" loext:opacity="100%" style:font-name="Calibri" fo:font-size="16pt" style:text-underline-style="solid" style:text-underline-width="auto" style:text-underline-color="font-color" fo:font-weight="bold" officeooo:rsid="0028939e" style:font-size-asian="16pt" style:font-weight-asian="bold" style:font-size-complex="16pt" style:font-weight-complex="bold"/>
    </style:style>
    <style:style style:name="T11" style:family="text">
      <style:text-properties fo:color="#3465a4" loext:opacity="100%" style:font-name="Calibri" fo:language="fr" fo:country="FR" fo:font-style="normal" fo:font-weight="bold" officeooo:rsid="0028939e" style:font-style-asian="normal" style:font-weight-asian="bold" style:font-style-complex="normal" style:font-weight-complex="bold"/>
    </style:style>
    <style:style style:name="T12" style:family="text">
      <style:text-properties fo:color="#3465a4" loext:opacity="100%" style:font-name="Calibri" fo:language="fr" fo:country="FR" fo:font-style="normal" fo:font-weight="bold" officeooo:rsid="005401d9" style:font-style-asian="normal" style:font-weight-asian="bold" style:font-style-complex="normal" style:font-weight-complex="bold"/>
    </style:style>
    <style:style style:name="T13" style:family="text">
      <style:text-properties fo:color="#3465a4" loext:opacity="100%" style:font-name="Calibri" fo:language="fr" fo:country="FR" fo:font-style="normal" fo:font-weight="bold" officeooo:rsid="009d0f76" style:font-style-asian="normal" style:font-weight-asian="bold" style:font-style-complex="normal" style:font-weight-complex="bold"/>
    </style:style>
    <style:style style:name="T14" style:family="text">
      <style:text-properties fo:color="#3465a4" loext:opacity="100%" style:font-name="Calibri" fo:language="fr" fo:country="FR" fo:font-style="normal" fo:font-weight="bold" officeooo:rsid="004c4d00" style:font-style-asian="normal" style:font-weight-asian="bold" style:font-style-complex="normal" style:font-weight-complex="bold"/>
    </style:style>
    <style:style style:name="T15" style:family="text">
      <style:text-properties fo:color="#3465a4" loext:opacity="100%" style:font-name="Calibri" fo:language="fr" fo:country="FR" fo:font-style="normal" fo:font-weight="bold" officeooo:rsid="009c178e" style:font-style-asian="normal" style:font-weight-asian="bold" style:font-style-complex="normal" style:font-weight-complex="bold"/>
    </style:style>
    <style:style style:name="T16" style:family="text">
      <style:text-properties fo:color="#3465a4" loext:opacity="100%" fo:font-size="28pt" style:text-underline-style="solid" style:text-underline-width="auto" style:text-underline-color="font-color" fo:font-weight="bold" officeooo:rsid="00754de7" style:font-name-asian="Noto Sans CJK SC" style:font-size-asian="28pt" style:font-weight-asian="bold" style:font-name-complex="Lohit Devanagari" style:font-size-complex="28pt" style:font-weight-complex="bold"/>
    </style:style>
    <style:style style:name="T17" style:family="text">
      <style:text-properties style:text-underline-style="none"/>
    </style:style>
    <style:style style:name="T18" style:family="text">
      <style:text-properties style:font-name="Calibri" fo:font-size="9pt" style:text-underline-style="none" fo:font-weight="normal" officeooo:rsid="0037f22d" style:font-size-asian="9pt" style:font-weight-asian="normal" style:font-size-complex="9pt" style:font-weight-complex="normal"/>
    </style:style>
    <style:style style:name="T19" style:family="text">
      <style:text-properties style:font-name="Calibri" fo:font-size="9pt" style:text-underline-style="none" fo:font-weight="normal" officeooo:rsid="0024dd70" style:font-size-asian="9pt" style:font-weight-asian="normal" style:font-size-complex="9pt" style:font-weight-complex="normal"/>
    </style:style>
    <style:style style:name="T20" style:family="text">
      <style:text-properties style:font-name="Calibri" fo:font-size="9pt" style:text-underline-style="none" fo:font-weight="normal" officeooo:rsid="007880a9" style:font-size-asian="9pt" style:font-weight-asian="normal" style:font-size-complex="9pt" style:font-weight-complex="normal"/>
    </style:style>
    <style:style style:name="T21" style:family="text">
      <style:text-properties style:font-name="Calibri" fo:font-size="16pt" style:text-underline-style="none" fo:font-weight="bold" officeooo:rsid="0028939e" style:font-size-asian="16pt" style:font-weight-asian="bold" style:font-size-complex="16pt" style:font-weight-complex="bold"/>
    </style:style>
    <style:style style:name="T22" style:family="text">
      <style:text-properties fo:font-size="14pt" style:font-size-asian="14pt" style:font-size-complex="14pt"/>
    </style:style>
    <style:style style:name="T23" style:family="text">
      <style:text-properties fo:font-weight="bold" style:font-weight-asian="bold" style:font-weight-complex="bold"/>
    </style:style>
    <style:style style:name="T24" style:family="text">
      <style:text-properties officeooo:rsid="007b364a"/>
    </style:style>
    <style:style style:name="T25" style:family="text">
      <style:text-properties officeooo:rsid="008cc7e1"/>
    </style:style>
    <style:style style:name="T26" style:family="text">
      <style:text-properties officeooo:rsid="00903d09"/>
    </style:style>
    <style:style style:name="T27" style:family="text">
      <style:text-properties officeooo:rsid="00911d9b"/>
    </style:style>
    <style:style style:name="T28" style:family="text">
      <style:text-properties officeooo:rsid="0093890b"/>
    </style:style>
    <style:style style:name="T29" style:family="text">
      <style:text-properties officeooo:rsid="00963809"/>
    </style:style>
    <style:style style:name="T30" style:family="text">
      <style:text-properties fo:color="#000000" loext:opacity="100%" style:font-name="Calibri" fo:font-size="10pt" fo:language="fr" fo:country="FR" fo:font-style="normal" style:text-underline-style="none" fo:font-weight="normal" officeooo:rsid="004c4d00" style:font-size-asian="8.75pt" style:font-style-asian="normal" style:font-weight-asian="normal" style:font-size-complex="10pt" style:font-style-complex="normal" style:font-weight-complex="normal"/>
    </style:style>
    <style:style style:name="T31" style:family="text">
      <style:text-properties fo:color="#000000" loext:opacity="100%" style:font-name="Calibri" fo:font-size="10pt" fo:language="fr" fo:country="FR" fo:font-style="normal" style:text-underline-style="none" fo:font-weight="normal" officeooo:rsid="0003f64a" style:font-size-asian="8.75pt" style:font-style-asian="normal" style:font-weight-asian="normal" style:font-size-complex="10pt" style:font-style-complex="normal" style:font-weight-complex="normal"/>
    </style:style>
    <style:style style:name="T32" style:family="text">
      <style:text-properties fo:color="#000000" loext:opacity="100%" style:font-name="Calibri" fo:font-size="10pt" fo:language="fr" fo:country="FR" fo:font-style="normal" style:text-underline-style="none" fo:font-weight="normal" officeooo:rsid="009c667b" style:font-size-asian="8.75pt" style:font-style-asian="normal" style:font-weight-asian="normal" style:font-size-complex="10pt" style:font-style-complex="normal" style:font-weight-complex="normal"/>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Activité </text:span><text:span text:style-name="T7">1</text:span><text:span text:style-name="T8">: </text:span><text:span text:style-name="T7">La </text:span><text:span text:style-name="T16">S</text:span><text:span text:style-name="T8">olubilité du sel .</text:span></text:p>
      <text:p text:style-name="P3"><text:span text:style-name="T22">Objectifs :</text:span><text:span text:style-name="T17"> </text:span></text:p>
      <text:p text:style-name="P6"><text:span text:style-name="T18">-</text:span><text:span text:style-name="T19"> </text:span><text:span text:style-name="T20">Notion de solubilité</text:span></text:p>
      <text:p text:style-name="P4">Contexte :</text:p>
      <text:p text:style-name="P9">Oscar Wilde verse pensivement du sel dans l'eau de cuisson de son riz, il dérape et met beaucoup plus de sel que prévu. Il mélange mais une partie du sel semble rester solide au fond de l'eau. Il est surpris car il pensait que le sel était soluble dans l'eau. Son fils lui indique que le sel est bien soluble dans l'eau mais pas en toute quantité.</text:p>
      <text:p text:style-name="P13">Oscar aimerait connaître la quantité de sel maximale que l'on peut mettre dans l'eau pour qu'il soit complètement dissous.</text:p>
      <text:p text:style-name="P7"/>
      <text:p text:style-name="P19"><text:span text:style-name="T11">Doc</text:span><text:span text:style-name="T12">ument</text:span><text:span text:style-name="T11"> </text:span><text:span text:style-name="T11"><text:sequence text:ref-name="refDrawing0" text:name="Drawing" text:formula="ooow:Drawing+1" style:num-format="1">1</text:sequence></text:span><text:span text:style-name="T13">. </text:span><text:span text:style-name="T15">La solubilité</text:span><text:span text:style-name="T14">.</text:span></text:p>
      <text:p text:style-name="Text_20_body"><text:span text:style-name="T30">L</text:span><text:span text:style-name="T32">a solubilité du sel dans l'eau représente la masse de sel qu'on peut dissoudre dans 1 litre d'eau : son unité est le gramme par litre noté g/L</text:span></text:p>
      <text:p text:style-name="P7"/>
      <text:p text:style-name="P8"><draw:frame draw:style-name="fr1" draw:name="Image 28" text:anchor-type="char" svg:x="-0.145cm" svg:y="-0.044cm" svg:width="0.831cm" svg:height="0.85cm" draw:z-index="0"><draw:image xlink:href="Pictures/100002010000003700000038820D70CD956B362B.png" xlink:type="simple" xlink:show="embed" xlink:actuate="onLoad" draw:mime-type="image/png"/></draw:frame><text:span text:style-name="T21"><text:s text:c="5"/></text:span><text:span text:style-name="T9">Votre mission-travail à réaliser </text:span><text:span text:style-name="T10">:</text:span></text:p>
      <text:list xml:id="list4244887515" text:style-name="L1">
        <text:list-item>
          <text:p text:style-name="P15"><text:span text:style-name="T24">Répond individuellement, q</text:span>uelle expérience pourrait-on réaliser pour aider Oscar, soit <text:span text:style-name="T23">complet</text:span>, <text:span text:style-name="T23">précis</text:span>, fait des <text:span text:style-name="T23">schémas.</text:span></text:p>
        </text:list-item>
      </text:list>
      <text:p text:style-name="P10">…………………………………………….……………………………………………………………………………………………………….………………………………….………………………………</text:p>
      <text:p text:style-name="P10">…………………………………………….……………………………………………………………………………………………………….………………………………….………………………………</text:p>
      <text:p text:style-name="P10">…………………………………………….……………………………………………………………………………………………………….………………………………….………………………………</text:p>
      <text:p text:style-name="P10">…………………………………………….……………………………………………………………………………………………………….………………………………….………………………………</text:p>
      <text:p text:style-name="P10">…………………………………………….……………………………………………………………………………………………………….………………………………….………………………………</text:p>
      <text:p text:style-name="P10"/>
      <text:p text:style-name="P10"/>
      <text:p text:style-name="P10"/>
      <text:p text:style-name="P10"/>
      <text:p text:style-name="P10"/>
      <text:list xml:id="list235344515742826" text:continue-numbering="true" text:style-name="L1">
        <text:list-item>
          <text:p text:style-name="P16">En groupe, discute de tes idées et compare les avec celles de tes camarades.</text:p>
        </text:list-item>
      </text:list>
      <text:p text:style-name="P5">En classe, on va échanger sur les différentes expériences que les groupes ont trouvés.</text:p>
      <text:list xml:id="list235343818672649" text:continue-numbering="true" text:style-name="L1">
        <text:list-item>
          <text:p text:style-name="P16">Noter l'expérience choisie en classe entière.</text:p>
        </text:list-item>
      </text:list>
      <text:p text:style-name="P21">Nous allons remplir un bécher de 50 mL d'eau puis, jusqu'à </text:p>
      <text:p text:style-name="P21">apparition d'un dépôt de sel<text:span text:style-name="T23"> visible même quand on mélange</text:span></text:p>
      <text:p text:style-name="P21"><text:span text:style-name="T23">- </text:span><text:span text:style-name="T25">peser puis </text:span>ajouter 5 gramme de sel</text:p>
      <text:p text:style-name="P21">- mélanger longtemps à l'aide d'une tige en verre</text:p>
      <text:p text:style-name="P21">-recommencer</text:p>
      <text:list xml:id="list235343368973144" text:continue-numbering="true" text:style-name="L1">
        <text:list-item>
          <text:p text:style-name="P17">Noter les résultats de l'expérience.</text:p>
        </text:list-item>
      </text:list>
      <text:p text:style-name="P22">Nous obtenons une couche de sel quand nous <text:span text:style-name="T26">rajoutons</text:span> 20 grammes de sel dans 50mL <text:span text:style-name="T27">d'eau, La vraie valeur est d'environ 18g de sel maximum pour 50 mL.</text:span></text:p>
      <text:list xml:id="list235344666424983" text:continue-numbering="true" text:style-name="L1">
        <text:list-item>
          <text:p text:style-name="P18">Conclure.</text:p>
        </text:list-item>
      </text:list>
      <text:p text:style-name="P23">La solubilité se calcule en gramme par litre. <text:span text:style-name="T28">50ML = 0.05 L. On fait un tableau de proportionnalité :</text:span></text:p>
      <table:table table:name="Table1" table:style-name="Table1">
        <table:table-column table:style-name="Table1.A"/>
        <table:table-column table:style-name="Table1.B"/>
        <table:table-row table:style-name="TableLine94802154051568">
          <table:table-cell table:style-name="Table1.A1" office:value-type="string">
            <text:p text:style-name="P11">0.05 L</text:p>
          </table:table-cell>
          <table:table-cell table:style-name="Table1.B1" office:value-type="string">
            <text:p text:style-name="P11">1 L</text:p>
          </table:table-cell>
        </table:table-row>
        <table:table-row table:style-name="TableLine94802154051568">
          <table:table-cell table:style-name="Table1.A2" office:value-type="string">
            <text:p text:style-name="P11">18g</text:p>
          </table:table-cell>
          <table:table-cell table:style-name="Table1.B2" office:value-type="string">
            <text:p text:style-name="P12">18/0.05 = <text:span text:style-name="T29">360g/L</text:span></text:p>
          </table:table-cell>
        </table:table-row>
      </table:table>
      <text:p text:style-name="P24">Donc la solubilité du sel est de 360 grammes par Lit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15%" fo:hyphenation-ladder-count="no-limit" style:page-number="auto"/>
      <style:text-properties style:font-name="Carlito" fo:font-family="Carlito" style:font-style-name="Normal" style:font-family-generic="swiss" style:font-pitch="variable" fo:font-size="10pt"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master-page-name="">
      <style:paragraph-properties fo:text-align="center" style:justify-single-word="false" fo:hyphenation-ladder-count="no-limit" style:page-number="auto"/>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6890f6"/>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MT3" style:family="text">
      <style:text-properties fo:font-size="12pt" fo:font-weight="normal" officeooo:rsid="0076f4a5" style:font-name-asian="Noto Sans CJK SC" style:font-size-asian="12pt" style:font-weight-asian="normal" style:font-name-complex="Lohit Devanagari" style:font-size-complex="12pt" style:font-weight-complex="normal"/>
    </style:style>
    <style:style style:name="MT4" style:family="text">
      <style:text-properties fo:font-size="12pt" fo:font-weight="normal" officeooo:rsid="0061ee13" style:font-name-asian="Noto Sans CJK SC" style:font-size-asian="12pt" style:font-weight-asian="normal" style:font-name-complex="Lohit Devanagari" style:font-size-complex="12pt" style:font-weight-complex="normal"/>
    </style:style>
    <style:style style:name="MT5"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text:span><text:span text:style-name="MT3">1</text:span><text:span text:style-name="MT2"> <text:tab/><text:tab/></text:span><text:span text:style-name="MT4"><text:tab/><text:tab/><text:tab/></text:span><text:span text:style-name="MT5"> <text:s text:c="9"/><text:tab/><text:tab/><text:tab/><text:tab/><text:tab/><text:tab/><text:tab/><text:tab/><text:tab/> <text:s text:c="3"/></text:span><text:span text:style-name="MT5"><text:page-number text:select-page="current">1</text:page-number></text:span><text:span text:style-name="MT5">/</text:span><text:span text:style-name="MT5"><text:page-count>1</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36M11S</meta:editing-duration>
    <meta:editing-cycles>52</meta:editing-cycles>
    <meta:generator>LibreOffice/7.0.4.2$Linux_X86_64 LibreOffice_project/00$Build-2</meta:generator>
    <meta:creation-date>2021-02-11T10:59:54.903285377</meta:creation-date>
    <meta:initial-creator>J Cercy</meta:initial-creator>
    <dc:date>2021-05-11T23:53:42.769610070</dc:date>
    <dc:creator>J Cercy</dc:creator>
    <meta:document-statistic meta:table-count="1" meta:image-count="1" meta:object-count="0" meta:page-count="1" meta:paragraph-count="33" meta:word-count="311" meta:character-count="2147" meta:non-whitespace-character-count="1839"/>
  </office:meta>
</office:document-meta>
</file>